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0830000095800001AFB592F2239CE616C89.svg" manifest:media-type="image/svg+xml"/>
  <manifest:file-entry manifest:full-path="Pictures/100002010000005A00000105614F16C3235FBB5F.png" manifest:media-type="image/png"/>
  <manifest:file-entry manifest:full-path="Pictures/100002010000011D00000120BDF2667A9567F858.png" manifest:media-type="image/png"/>
  <manifest:file-entry manifest:full-path="Pictures/10000D0200001D7600001DCE1BC76E9ACFAAF865.svg" manifest:media-type="image/svg+xml"/>
  <manifest:file-entry manifest:full-path="Pictures/1000186F0000373B0000301AF781A3BA2706909B.svg" manifest:media-type="image/svg+xml"/>
  <manifest:file-entry manifest:full-path="Pictures/1000020100000216000001D1EEB3B3D1B937EE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draw:opacity="20%" draw:opacity-name="" draw:textarea-horizontal-align="justify" draw:textarea-vertical-align="middle" draw:auto-grow-height="false" fo:min-height="12.885cm" fo:min-width="10.75cm"/>
    </style:style>
    <style:style style:name="gr3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1.117cm, 0cm)" draw:image-opacity="100%" style:mirror="none"/>
    </style:style>
    <style:style style:name="gr4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0.081cm" fo:min-width="12.69cm" fo:padding-top="0.139cm" fo:padding-bottom="0.139cm" fo:padding-left="0.264cm" fo:padding-right="0.26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8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20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218cm" svg:height="4.769cm" svg:x="5.019cm" svg:y="2.604cm">
          <draw:image xlink:href="Pictures/10000D0200001D7600001DCE1BC76E9ACFAAF865.svg" xlink:type="simple" xlink:show="embed" xlink:actuate="onLoad">
            <text:p/>
          </draw:image>
          <draw:image xlink:href="Pictures/100002010000011D00000120BDF2667A9567F858.png" xlink:type="simple" xlink:show="embed" xlink:actuate="onLoad"/>
        </draw:frame>
        <draw:frame draw:style-name="gr1" draw:text-style-name="P1" draw:layer="layout" svg:width="2.815cm" svg:height="2.4cm" draw:transform="rotate (1.5707963267949) translate (5.939cm 16.8cm)">
          <draw:image xlink:href="Pictures/1000186F0000373B0000301AF781A3BA2706909B.svg" xlink:type="simple" xlink:show="embed" xlink:actuate="onLoad">
            <text:p/>
          </draw:image>
          <draw:image xlink:href="Pictures/1000020100000216000001D1EEB3B3D1B937EEC2.png" xlink:type="simple" xlink:show="embed" xlink:actuate="onLoad"/>
        </draw:frame>
        <draw:custom-shape draw:style-name="gr2" draw:text-style-name="P3" draw:layer="layout" svg:width="11.25cm" svg:height="13.135cm" svg:x="1.5cm" svg:y="1.599cm">
          <text:p text:style-name="P2"><text:s text:c="3"/></text:p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918.627376713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3.808cm" svg:height="9.223cm" svg:x="17.249cm" svg:y="4.602cm">
          <draw:image xlink:href="Pictures/100010830000095800001AFB592F2239CE616C89.svg" xlink:type="simple" xlink:show="embed" xlink:actuate="onLoad">
            <text:p/>
          </draw:image>
          <draw:image xlink:href="Pictures/100002010000005A00000105614F16C3235FBB5F.png" xlink:type="simple" xlink:show="embed" xlink:actuate="onLoad"/>
        </draw:frame>
        <draw:custom-shape draw:style-name="gr4" draw:text-style-name="P1" draw:layer="layout" svg:width="13.218cm" svg:height="10.359cm" svg:x="12.882cm" svg:y="3.4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94cm" svg:height="0.001cm" svg:x="20.625cm" svg:y="2.8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157cm" svg:height="2.065cm" svg:x="12.97cm" svg:y="14.012cm">
          <draw:text-box>
            <text:p>View from came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5:17:33.489800187</meta:creation-date>
    <dc:date>2016-04-28T14:23:48.755332737</dc:date>
    <meta:editing-duration>PT25M20S</meta:editing-duration>
    <meta:editing-cycles>4</meta:editing-cycles>
    <meta:generator>LibreOffice/5.0.5.2$Linux_X86_64 LibreOffice_project/00m0$Build-2</meta:generator>
    <meta:document-statistic meta:object-count="7"/>
  </office:meta>
</office:document-meta>
</file>